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text-properties officeooo:rsid="0002d02f" officeooo:paragraph-rsid="001014b9"/>
    </style:style>
    <style:style style:name="P2" style:family="paragraph" style:parent-style-name="Standard">
      <style:text-properties officeooo:rsid="0002d02f" officeooo:paragraph-rsid="001014b9"/>
    </style:style>
    <style:style style:name="P3" style:family="paragraph" style:parent-style-name="Standard">
      <style:text-properties officeooo:rsid="00065d66" officeooo:paragraph-rsid="001014b9"/>
    </style:style>
    <style:style style:name="P4" style:family="paragraph" style:parent-style-name="Text_20_body">
      <style:text-properties officeooo:rsid="0005fd6a" officeooo:paragraph-rsid="001014b9"/>
    </style:style>
    <style:style style:name="P5" style:family="paragraph" style:parent-style-name="Text_20_body">
      <style:text-properties officeooo:rsid="0002d02f" officeooo:paragraph-rsid="001014b9"/>
    </style:style>
    <style:style style:name="P6" style:family="paragraph" style:parent-style-name="Text_20_body">
      <style:text-properties fo:font-weight="bold" officeooo:rsid="0002d02f" officeooo:paragraph-rsid="001014b9" style:font-weight-asian="bold" style:font-weight-complex="bold"/>
    </style:style>
    <style:style style:name="P7" style:family="paragraph" style:parent-style-name="Text_20_body">
      <style:text-properties fo:font-weight="normal" officeooo:rsid="0002d02f" officeooo:paragraph-rsid="001014b9" style:font-weight-asian="normal" style:font-weight-complex="normal"/>
    </style:style>
    <style:style style:name="P8" style:family="paragraph" style:parent-style-name="Text_20_body">
      <style:text-properties fo:font-weight="normal" officeooo:rsid="0003a0ab" officeooo:paragraph-rsid="001014b9" style:font-weight-asian="normal" style:font-weight-complex="normal"/>
    </style:style>
    <style:style style:name="P9" style:family="paragraph" style:parent-style-name="Text_20_body">
      <style:text-properties officeooo:rsid="0004960d" officeooo:paragraph-rsid="001014b9"/>
    </style:style>
    <style:style style:name="P10" style:family="paragraph" style:parent-style-name="Text_20_body">
      <style:text-properties officeooo:paragraph-rsid="001014b9"/>
    </style:style>
    <style:style style:name="P11" style:family="paragraph" style:parent-style-name="Text_20_body">
      <style:text-properties officeooo:rsid="00110708" officeooo:paragraph-rsid="00110708"/>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Standard" style:list-style-name="L7">
      <style:text-properties officeooo:rsid="00065d66" officeooo:paragraph-rsid="001014b9"/>
    </style:style>
    <style:style style:name="P15" style:family="paragraph" style:parent-style-name="Standard" style:list-style-name="L7">
      <style:text-properties officeooo:rsid="0003a0ab" officeooo:paragraph-rsid="001014b9"/>
    </style:style>
    <style:style style:name="P16" style:family="paragraph" style:parent-style-name="Standard" style:list-style-name="L7">
      <style:text-properties officeooo:rsid="0005fd6a" officeooo:paragraph-rsid="001014b9"/>
    </style:style>
    <style:style style:name="P17" style:family="paragraph" style:parent-style-name="Heading_20_1">
      <style:paragraph-properties fo:break-before="page"/>
      <style:text-properties officeooo:rsid="0002d02f" officeooo:paragraph-rsid="001014b9"/>
    </style:style>
    <style:style style:name="P18" style:family="paragraph" style:parent-style-name="Heading_20_1">
      <style:paragraph-properties fo:break-before="page"/>
      <style:text-properties officeooo:rsid="0003a0ab" officeooo:paragraph-rsid="001014b9"/>
    </style:style>
    <style:style style:name="P19" style:family="paragraph" style:parent-style-name="Heading_20_1">
      <style:paragraph-properties fo:break-before="page"/>
      <style:text-properties officeooo:paragraph-rsid="001014b9"/>
    </style:style>
    <style:style style:name="P20" style:family="paragraph" style:parent-style-name="Heading_20_1">
      <style:paragraph-properties fo:break-before="page"/>
      <style:text-properties officeooo:rsid="003cb0fd" officeooo:paragraph-rsid="001972bd"/>
    </style:style>
    <style:style style:name="P21" style:family="paragraph" style:parent-style-name="Heading_20_2">
      <style:text-properties officeooo:paragraph-rsid="001014b9"/>
    </style:style>
    <style:style style:name="P22" style:family="paragraph" style:parent-style-name="Heading_20_2">
      <style:paragraph-properties fo:break-before="page"/>
      <style:text-properties officeooo:rsid="00110708" officeooo:paragraph-rsid="00110708"/>
    </style:style>
    <style:style style:name="P23" style:family="paragraph" style:parent-style-name="Text_20_body" style:list-style-name="L8">
      <style:text-properties fo:font-weight="normal" officeooo:rsid="0003a0ab" officeooo:paragraph-rsid="001014b9" style:font-weight-asian="normal" style:font-weight-complex="normal"/>
    </style:style>
    <style:style style:name="P24" style:family="paragraph" style:parent-style-name="Text_20_body">
      <style:text-properties officeooo:rsid="00110708" officeooo:paragraph-rsid="00110708"/>
    </style:style>
    <style:style style:name="P25" style:family="paragraph" style:parent-style-name="Text_20_body">
      <style:text-properties officeooo:rsid="001972bd" officeooo:paragraph-rsid="001972bd"/>
    </style:style>
    <style:style style:name="P26" style:family="paragraph">
      <loext:graphic-properties draw:fill="none"/>
    </style:style>
    <style:style style:name="P27"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28" style:family="paragraph">
      <style:paragraph-properties fo:margin-left="0cm" fo:margin-right="0cm" fo:margin-top="0cm" fo:margin-bottom="0cm" fo:line-height="100%" fo:text-indent="0cm"/>
    </style:style>
    <style:style style:name="P29"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30" style:family="paragraph">
      <loext:graphic-properties draw:fill="solid" draw:fill-color="#ff33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officeooo:rsid="0003a0ab"/>
    </style:style>
    <style:style style:name="T3" style:family="text">
      <style:text-properties officeooo:rsid="000840a1"/>
    </style:style>
    <style:style style:name="T4" style:family="text">
      <style:text-properties officeooo:rsid="00134183"/>
    </style:style>
    <style:style style:name="T5" style:family="text">
      <style:text-properties officeooo:rsid="001437e1"/>
    </style:style>
    <style:style style:name="T6" style:family="text">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28cm" svg:stroke-color="#ff0000" draw:marker-start-width="0.395cm" draw:marker-end-width="0.395cm" draw:fill="none" draw:textarea-horizontal-align="justify" draw:textarea-vertical-align="middle" draw:auto-grow-height="false" fo:min-height="5.546cm" fo:min-width="17.15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Dashed_20__28_var_29__20_2" svg:stroke-width="0cm" svg:stroke-color="#000000" draw:marker-start-width="0.3cm" draw:marker-start-center="false" draw:marker-end-width="0.3cm" draw:marker-end-center="false" draw:fill="none" draw:fill-color="#99ccff" draw:textarea-horizontal-align="justify" draw:textarea-vertical-align="middle" draw:auto-grow-height="false" fo:min-height="6.823cm" fo:min-width="6.57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ed_20__28_var_29__20_3" svg:stroke-width="0cm" svg:stroke-color="#000000" draw:marker-start-width="0.3cm" draw:marker-start-center="false" draw:marker-end-width="0.3cm" draw:marker-end-center="false" draw:fill="none" draw:fill-color="#99ccff" draw:textarea-horizontal-align="justify" draw:textarea-vertical-align="middle" draw:auto-grow-height="false" fo:min-height="5.408cm" fo:min-width="5.158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4" svg:stroke-width="0cm" svg:stroke-color="#000000" draw:marker-start-width="0.3cm" draw:marker-start-center="false" draw:marker-end-width="0.3cm" draw:marker-end-center="false" draw:fill="none" draw:fill-color="#99ccff" draw:textarea-horizontal-align="justify" draw:textarea-vertical-align="middle" draw:auto-grow-height="false" fo:min-height="3.993cm" fo:min-width="3.743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5" svg:stroke-width="0cm" svg:stroke-color="#000000" draw:marker-start-width="0.3cm" draw:marker-start-center="false" draw:marker-end-width="0.3cm" draw:marker-end-center="false" draw:fill="none" draw:fill-color="#99ccff" draw:textarea-horizontal-align="justify" draw:textarea-vertical-align="middle" draw:auto-grow-height="false" fo:min-height="2.579cm" fo:min-width="2.328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6" svg:stroke-width="0cm" svg:stroke-color="#000000" draw:marker-start-width="0.3cm" draw:marker-start-center="false" draw:marker-end-width="0.3cm" draw:marker-end-center="false" draw:fill="none" draw:fill-color="#99ccff" draw:textarea-horizontal-align="justify" draw:textarea-vertical-align="middle" draw:auto-grow-height="false" fo:min-height="1.164cm" fo:min-width="0.914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7" svg:stroke-width="0cm" svg:stroke-color="#000000" draw:marker-start-width="0.3cm" draw:marker-start-center="false" draw:marker-end-width="0.3cm" draw:marker-end-center="false" draw:fill="none" draw:fill-color="#99ccff" draw:textarea-horizontal-align="justify" draw:textarea-vertical-align="middle" draw:auto-grow-height="false" fo:min-height="8.237cm" fo:min-width="7.985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draw:stroke-dash="Dashed_20__28_var_29__20_8" svg:stroke-width="0cm" svg:stroke-color="#000000" draw:marker-start-width="0.3cm" draw:marker-start-center="false" draw:marker-end-width="0.3cm" draw:marker-end-center="false" draw:fill="none" draw:fill-color="#ffffff" fo:min-height="0.75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draw:stroke-dash="Dashed_20__28_var_29__20_9" svg:stroke-width="0cm" svg:stroke-color="#000000" draw:marker-start-width="0.3cm" draw:marker-start-center="false" draw:marker-end-width="0.3cm" draw:marker-end-center="false" draw:fill="none" draw:fill-color="#ffffff" draw:textarea-horizontal-align="left" draw:auto-grow-height="true" draw:auto-grow-width="true" fo:min-height="0.732cm" fo:min-width="4.415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draw:stroke-dash="Dashed_20__28_var_29__20_10" svg:stroke-width="0cm" svg:stroke-color="#000000" draw:marker-start-width="0.3cm" draw:marker-start-center="false" draw:marker-end-width="0.3cm" draw:marker-end-center="false" draw:fill="none" draw:fill-color="#ffffff" draw:textarea-horizontal-align="left" draw:auto-grow-height="true" draw:auto-grow-width="true" fo:min-height="0.732cm" fo:min-width="3.216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draw:stroke-dash="Dashed_20__28_var_29__20_11" svg:stroke-width="0cm" svg:stroke-color="#000000" draw:marker-start-width="0.3cm" draw:marker-start-center="false" draw:marker-end-width="0.3cm" draw:marker-end-center="false" draw:fill="none" draw:fill-color="#ffffff" draw:textarea-horizontal-align="left" draw:auto-grow-height="true" draw:auto-grow-width="true" fo:min-height="0.732cm" fo:min-width="4.664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draw:stroke-dash="Dashed_20__28_var_29__20_12" svg:stroke-width="0cm" svg:stroke-color="#000000" draw:marker-start-width="0.3cm" draw:marker-start-center="false" draw:marker-end-width="0.3cm" draw:marker-end-center="false" draw:fill="none" draw:fill-color="#ffffff" draw:textarea-horizontal-align="left" draw:auto-grow-height="true" draw:auto-grow-width="true" fo:min-height="0.732cm" fo:min-width="4.226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draw:stroke-dash="Dashed_20__28_var_29__20_13" svg:stroke-width="0cm" svg:stroke-color="#000000" draw:marker-start-width="0.3cm" draw:marker-start-center="false" draw:marker-end-width="0.3cm" draw:marker-end-center="false" draw:fill="none" draw:fill-color="#ffffff" draw:textarea-horizontal-align="left" draw:auto-grow-height="true" draw:auto-grow-width="true" fo:min-height="0.732cm" fo:min-width="3.851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4" svg:stroke-width="0cm" svg:stroke-color="#000000" draw:marker-start-width="0.3cm" draw:marker-start-center="false" draw:marker-end="Arrow_20_concave"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5" svg:stroke-width="0cm" svg:stroke-color="#000000" draw:marker-start-width="0.3cm" draw:marker-start-center="false" draw:marker-end="Arrow_20_concave"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6" svg:stroke-width="0cm" svg:stroke-color="#000000" draw:marker-start-width="0.3cm" draw:marker-start-center="false" draw:marker-end="Arrow_20_concave"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7" svg:stroke-width="0cm" svg:stroke-color="#000000" draw:marker-start-width="0.3cm" draw:marker-start-center="false" draw:marker-end="Arrow_20_concave"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ed_20__28_var_29__20_18" svg:stroke-width="0cm" svg:stroke-color="#000000" draw:marker-start-width="0.3cm" draw:marker-start-center="false" draw:marker-end="Arrow_20_concave"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9" svg:stroke-width="0cm" svg:stroke-color="#000000" draw:marker-start-width="0.3cm" draw:marker-start-center="false" draw:marker-end-width="0.3cm" draw:marker-end-center="false" draw:fill="solid" draw:fill-color="#ff3333" draw:textarea-horizontal-align="justify" draw:textarea-vertical-align="middle" draw:auto-grow-height="false" fo:min-height="0.104cm" fo:min-width="0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20" svg:stroke-width="0.018cm" svg:stroke-color="#000000" draw:marker-start-width="0.326cm" draw:marker-start-center="false" draw:marker-end-width="0.326cm" draw:marker-end-center="false" draw:fill="solid" draw:fill-color="#ff3333" draw:textarea-horizontal-align="justify" draw:textarea-vertical-align="middle" draw:auto-grow-height="false" fo:min-height="0.088cm" fo:min-width="0cm" fo:padding-top="0.134cm" fo:padding-bottom="0.134cm" fo:padding-left="0.259cm" fo:padding-right="0.259cm" draw:shadow="hidden" draw:shadow-offset-x="0.3cm" draw:shadow-offset-y="0.3cm" draw:shadow-color="#808080" style:run-through="foreground"/>
    </style:style>
    <style:style style:name="gr22" style:family="graphic">
      <style:graphic-properties draw:stroke="solid" draw:stroke-dash="Dashed_20__28_var_29__20_21" svg:stroke-width="0cm" svg:stroke-color="#000000" draw:marker-start-width="0.3cm" draw:marker-start-center="false" draw:marker-end-width="0.3cm" draw:marker-end-center="false" draw:fill="solid" draw:fill-color="#ff3333" draw:textarea-horizontal-align="justify" draw:textarea-vertical-align="middle" draw:auto-grow-height="false" fo:min-height="0.104cm" fo:min-width="0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22" svg:stroke-width="0cm" svg:stroke-color="#000000" draw:marker-start-width="0.3cm" draw:marker-start-center="false" draw:marker-end-width="0.3cm" draw:marker-end-center="false" draw:fill="solid" draw:fill-color="#ff3333" draw:textarea-horizontal-align="justify" draw:textarea-vertical-align="middle" draw:auto-grow-height="false" fo:min-height="0.104cm" fo:min-width="0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3" svg:stroke-width="0cm" svg:stroke-color="#000000" draw:marker-start-width="0.3cm" draw:marker-start-center="false" draw:marker-end-width="0.3cm" draw:marker-end-center="false" draw:fill="solid" draw:fill-color="#ff3333" draw:textarea-horizontal-align="justify" draw:textarea-vertical-align="middle" draw:auto-grow-height="false" fo:min-height="0.104cm" fo:min-width="0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4" svg:stroke-width="0.081cm" svg:stroke-color="#ff0000" draw:marker-start-width="0.422cm" draw:marker-start-center="false" draw:marker-end-width="0.422cm" draw:marker-end-center="false" draw:fill="none" draw:fill-color="#99ccff" draw:textarea-horizontal-align="center" draw:textarea-vertical-align="middle" fo:padding-top="0.166cm" fo:padding-bottom="0.166cm" fo:padding-left="0.289cm" fo:padding-right="0.289cm" draw:shadow="hidden" draw:shadow-offset-x="0.3cm" draw:shadow-offset-y="0.3cm" draw:shadow-color="#808080" style:run-through="foreground"/>
    </style:style>
    <style:style style:name="gr26" style:family="graphic">
      <style:graphic-properties draw:stroke="solid" draw:stroke-dash="Dashed_20__28_var_29__20_25" svg:stroke-width="0.081cm" svg:stroke-color="#ff0000" draw:marker-start-width="0.422cm" draw:marker-start-center="false" draw:marker-end-width="0.422cm" draw:marker-end-center="false" draw:fill="none" draw:fill-color="#99ccff" draw:textarea-horizontal-align="center" draw:textarea-vertical-align="middle" fo:padding-top="0.166cm" fo:padding-bottom="0.166cm" fo:padding-left="0.289cm" fo:padding-right="0.289cm" draw:shadow="hidden" draw:shadow-offset-x="0.3cm" draw:shadow-offset-y="0.3cm" draw:shadow-color="#808080" style:run-through="foreground"/>
    </style:style>
    <style:style style:name="gr27" style:family="graphic">
      <style:graphic-properties draw:stroke="solid" draw:stroke-dash="Dashed_20__28_var_29__20_26" svg:stroke-width="0.081cm" svg:stroke-color="#ff0000" draw:marker-start-width="0.422cm" draw:marker-start-center="false" draw:marker-end-width="0.422cm" draw:marker-end-center="false" draw:fill="none" draw:fill-color="#99ccff" draw:textarea-horizontal-align="center" draw:textarea-vertical-align="middle" fo:padding-top="0.166cm" fo:padding-bottom="0.166cm" fo:padding-left="0.289cm" fo:padding-right="0.289cm" draw:shadow="hidden" draw:shadow-offset-x="0.3cm" draw:shadow-offset-y="0.3cm" draw:shadow-color="#808080" style:run-through="foreground"/>
    </style:style>
    <style:style style:name="gr28" style:family="graphic">
      <style:graphic-properties draw:stroke="solid" draw:stroke-dash="Dashed_20__28_var_29__20_27" svg:stroke-width="0.081cm" svg:stroke-color="#ff0000" draw:marker-start-width="0.422cm" draw:marker-start-center="false" draw:marker-end-width="0.422cm" draw:marker-end-center="false" draw:fill="none" draw:fill-color="#99ccff" draw:textarea-horizontal-align="center" draw:textarea-vertical-align="middle" fo:padding-top="0.166cm" fo:padding-bottom="0.166cm" fo:padding-left="0.289cm" fo:padding-right="0.289cm" draw:shadow="hidden" draw:shadow-offset-x="0.3cm" draw:shadow-offset-y="0.3cm" draw:shadow-color="#808080" style:run-through="foreground"/>
    </style:style>
    <style:style style:name="gr29" style:family="graphic">
      <style:graphic-properties draw:stroke="solid" draw:stroke-dash="Dashed_20__28_var_29__20_28" svg:stroke-width="0.081cm" svg:stroke-color="#ff0000" draw:marker-start-width="0.422cm" draw:marker-start-center="false" draw:marker-end-width="0.422cm" draw:marker-end-center="false" draw:fill="none" draw:fill-color="#99ccff" draw:textarea-horizontal-align="center" draw:textarea-vertical-align="middle" fo:padding-top="0.166cm" fo:padding-bottom="0.166cm" fo:padding-left="0.289cm" fo:padding-right="0.289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ckblatt</text:p>
      <text:p text:style-name="P2"/>
      <text:p text:style-name="P1"><text:bookmark-start text:name="__RefHeading___Toc107_2104370167"/><text:bookmark-end text:name="__RefHeading___Toc107_2104370167"/></text:p>
      <text:p text:style-name="P10"/>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2"><text:a xlink:type="simple" xlink:href="#__RefHeading___Toc1205_2104370167" text:style-name="Index_20_Link" text:visited-style-name="Index_20_Link">Projektbeschreibung<text:tab/>3</text:a></text:p>
          <text:p text:style-name="P13"><text:a xlink:type="simple" xlink:href="#__RefHeading___Toc1207_2104370167" text:style-name="Index_20_Link" text:visited-style-name="Index_20_Link">Das Spiel<text:tab/>3</text:a></text:p>
          <text:p text:style-name="P13"><text:a xlink:type="simple" xlink:href="#__RefHeading___Toc1209_2104370167" text:style-name="Index_20_Link" text:visited-style-name="Index_20_Link">Der Leveleditor<text:tab/>3</text:a></text:p>
          <text:p text:style-name="P12"><text:a xlink:type="simple" xlink:href="#__RefHeading___Toc1211_2104370167" text:style-name="Index_20_Link" text:visited-style-name="Index_20_Link">Planung<text:tab/>4</text:a></text:p>
          <text:p text:style-name="P13"><text:a xlink:type="simple" xlink:href="#__RefHeading___Toc1213_2104370167" text:style-name="Index_20_Link" text:visited-style-name="Index_20_Link">1. Ursprünglicher Plan:<text:tab/>4</text:a></text:p>
          <text:p text:style-name="P13"><text:a xlink:type="simple" xlink:href="#__RefHeading___Toc1215_2104370167" text:style-name="Index_20_Link" text:visited-style-name="Index_20_Link">2. Planänderungen<text:tab/>4</text:a></text:p>
          <text:p text:style-name="P12"><text:a xlink:type="simple" xlink:href="#__RefHeading___Toc1217_2104370167" text:style-name="Index_20_Link" text:visited-style-name="Index_20_Link">Die Klassen<text:tab/>5</text:a></text:p>
          <text:p text:style-name="P13"><text:a xlink:type="simple" xlink:href="#__RefHeading___Toc1219_2104370167" text:style-name="Index_20_Link" text:visited-style-name="Index_20_Link">UML Klassendiagramm<text:tab/>5</text:a></text:p>
          <text:p text:style-name="P13"><text:a xlink:type="simple" xlink:href="#__RefHeading___Toc194_2134348248" text:style-name="Index_20_Link" text:visited-style-name="Index_20_Link">XML-Speicherformat<text:tab/>6</text:a></text:p>
          <text:p text:style-name="P12"><text:a xlink:type="simple" xlink:href="#__RefHeading___Toc1038_873816461" text:style-name="Index_20_Link" text:visited-style-name="Index_20_Link">Projektabschluss<text:tab/>7</text:a></text:p>
        </text:index-body>
      </text:table-of-content>
      <text:p text:style-name="P10"/>
      <text:h text:style-name="P17" text:outline-level="1"><text:bookmark-start text:name="__RefHeading___Toc1205_2104370167"/>Projektbeschreibung<text:bookmark-end text:name="__RefHeading___Toc1205_2104370167"/></text:h>
      <text:h text:style-name="P21" text:outline-level="2"><text:bookmark-start text:name="__RefHeading___Toc1207_2104370167"/>Das Spiel<text:bookmark-end text:name="__RefHeading___Toc1207_2104370167"/></text:h>
      <text:p text:style-name="P5">Der Name unseres Spiels lautet Advanced Wars und wurde von dem Gameboy Advance Titel "Advance Wars" inspiriert. </text:p>
      <text:p text:style-name="P5">Die Spielfelder haben eine Größe von 12x10 Feldern und können über den Leveleditor erstellt und dann im Spiel geladen werden.</text:p>
      <text:p text:style-name="P5">Das Ziel des Spiels ist es die gegnerische Basis mit Hilfe der eigenen Schiffe zu zerstören. Diese Schiffe werden durch Gold erkauft. Immer wieder kann es dazu kommen, das auf der Karte Geld erscheint, welches dann mit einem Schiff eingesammelt werden muss und zurück zur Basis getragen wird, sodass es dem Spieler zur Verfügung steht. Wird ein Schiff, dass Geld transportiert zerstört, lässt es einen Teil dessen, was es transportierte ins Meer fallen.</text:p>
      <text:p text:style-name="P5">Das Spiel ist Rundenbasiert. Eine Runde besteht aus 3 Phasen pro Spieler.</text:p>
      <text:p text:style-name="P5"><text:span text:style-name="T1">Bauphase</text:span> </text:p>
      <text:p text:style-name="P5">In dieser Phase können Schiffe um die eigene Basis herum gesetzt werden. Diese Schiffe können aber erst in der darauf folgenden Phase angreifen und sich bewegen.</text:p>
      <text:p text:style-name="P6">Bewegungsphase</text:p>
      <text:p text:style-name="P7">In der Bewegungsphase können nun vorhandene Schiffe bewegt werden. Die Schiffe haben unterschiedliche Reichweiten und auch PowerUps können diese beeinflussen. Wird ein Schiff auf ein Feld bewegt, auf dem sich ein Lebens oder Gold PowerUP befindet, wird dieses eingesammelt.</text:p>
      <text:p text:style-name="P6">Kampfphase</text:p>
      <text:p text:style-name="P7">In dieser Phase können die vorhandenen Schiffe einen Spieler angreifen. Es ist möglich Schiffe anzugreifen, sowie die gegnerische Basis. Fällt das leben der gegnerischen Basis auf 0 ist das Spiel gewonnen.</text:p>
      <text:p text:style-name="P7">Am Ende jeder Runde werden zufällig PowerUps auf der Karte gelegt, beziehungsweise wieder entfernt.</text:p>
      <text:h text:style-name="P21" text:outline-level="2"><text:bookmark-start text:name="__RefHeading___Toc1209_2104370167"/>Der Leveleditor<text:bookmark-end text:name="__RefHeading___Toc1209_2104370167"/></text:h>
      <text:p text:style-name="P5">Mit Hilfe des Leveleditors können Karten für das Spiel erstellt werden. Beim Start des Leveleditors wird man aufgefordert die rote und blaue Base zu setzten. Diese Position kann nachträglich verändert werden. Jeder Spieler kann nur eine Base auf der Karte besitzen.</text:p>
      <text:p text:style-name="P5">Nun hat man die Möglichkeit auf den übrigen Feldern Riffe, Wasser und PowerUps zu setzen.</text:p>
      <text:p text:style-name="P5">Ist man mit der Kreation zufrieden, trägt man einen Namen ein und speichert die Karte ab.</text:p>
      <text:p text:style-name="P5">Es wird im gewählten Verzeichnis ein Ordner "map" angelegt. Dieser enthält eine XML-Datei mit den Feldinformationen, sowie ein Bild der eigentlichen Map. </text:p>
      <text:p text:style-name="P5"/>
      <text:h text:style-name="P18" text:outline-level="1"><text:bookmark-start text:name="__RefHeading___Toc1211_2104370167"/>Planung<text:bookmark-end text:name="__RefHeading___Toc1211_2104370167"/></text:h>
      <text:h text:style-name="P21" text:outline-level="2"><text:bookmark-start text:name="__RefHeading___Toc1213_2104370167"/>1. <text:span text:style-name="T2">Ursprünglicher Plan:</text:span><text:bookmark-end text:name="__RefHeading___Toc1213_2104370167"/></text:h>
      <text:list xml:id="list8641759280167545919" text:style-name="L7">
        <text:list-item>
          <text:p text:style-name="P14">Spielbrett mit gleich großen Feldern <text:span text:style-name="T3">max 1 Einheit pro Feld</text:span></text:p>
        </text:list-item>
        <text:list-item>
          <text:p text:style-name="P14">Verschiedene Figuren mit unterschiedlichen Bewegungsreichweiten und Stärken</text:p>
        </text:list-item>
        <text:list-item>
          <text:p text:style-name="P14">Zugweise generell abwechselnd</text:p>
        </text:list-item>
        <text:list-item>
          <text:p text:style-name="P14">Zwei Basen</text:p>
        </text:list-item>
        <text:list-item>
          <text:p text:style-name="P14">Einheiten kosten Spielwährung im Verhältnis zu Fähigkeiten</text:p>
        </text:list-item>
        <text:list-item>
          <text:p text:style-name="P14">Spielziel: Gegnerische Basis einnehmen/zerstören</text:p>
        </text:list-item>
        <text:list-item>
          <text:p text:style-name="P14">Spielwährung verdienen durch zerstören gegnerischer Einheiten und Random Spawns</text:p>
        </text:list-item>
        <text:list-item>
          <text:p text:style-name="P14">„Eingesammelte“ Spielwährung muss vor Nutzung durch den Spieler zur Basis zurück gebracht werden</text:p>
        </text:list-item>
        <text:list-item>
          <text:p text:style-name="P14">Verschieden Spielfelder (schnellere/Langsamere Bewegung, Hindernisse)</text:p>
        </text:list-item>
        <text:list-item>
          <text:p text:style-name="P14">Level Editor zum Erstellen von eigenen <text:s/>Spielbrettern(Maps)</text:p>
        </text:list-item>
        <text:list-item>
          <text:p text:style-name="P14">Eroberbare vorgelagerte Basen?</text:p>
        </text:list-item>
        <text:list-item>
          <text:p text:style-name="P14">Gesetzte Figuren haben Einsatzverzögerung</text:p>
        </text:list-item>
        <text:list-item>
          <text:p text:style-name="P15">Bewegungspunkte und Angriff in einer Phase. Wenn nach Angriff noch Bewegungspunkte übrig sind kann das Schiff weiter bewegt werden.</text:p>
        </text:list-item>
        <text:list-item>
          <text:p text:style-name="P16">Leveleditor speichert Karten in Form von XML und Bild</text:p>
        </text:list-item>
      </text:list>
      <text:p text:style-name="P3"/>
      <text:h text:style-name="P21" text:outline-level="2"><text:bookmark-start text:name="__RefHeading___Toc1215_2104370167"/>2. <text:span text:style-name="T2">Planänderungen</text:span><text:bookmark-end text:name="__RefHeading___Toc1215_2104370167"/></text:h>
      <text:list xml:id="list7703327972923498836" text:style-name="L8">
        <text:list-item>
          <text:p text:style-name="P23">Aufgrund der der fehlenden Zeit mussten die eroberbaren Basen gestrichen werden.</text:p>
        </text:list-item>
        <text:list-item>
          <text:p text:style-name="P23">Bei den Power Ups kam dafür Leben hinzu, mit dem Schiffe sich heilen können.</text:p>
        </text:list-item>
        <text:list-item>
          <text:p text:style-name="P23">Die Bewegung und der Angriff wurden in eigene Phasen gelegt, sodass man sich pro Schiff nur einmal Bewegen kann und danach angreifen. Dies macht das Spiel simpler.</text:p>
        </text:list-item>
        <text:list-item>
          <text:p text:style-name="P23">Die Bewegung als solche war Anfangs in alle Richtungen geplant. Wurde aber abgeändert, so dass Schiffe nur horizontal und vertikal ziehen können. Ist ein Riff im Weg wird die Bewegung nur bis da hin möglich.</text:p>
        </text:list-item>
      </text:list>
      <text:p text:style-name="P8"/>
      <text:h text:style-name="P19" text:outline-level="1"><text:bookmark-start text:name="__RefHeading___Toc1217_2104370167"/>Die Klassen<text:bookmark-end text:name="__RefHeading___Toc1217_2104370167"/></text:h>
      <text:p text:style-name="P10"/>
      <text:h text:style-name="P21" text:outline-level="2"><text:bookmark-start text:name="__RefHeading___Toc1219_2104370167"/>UML Klassendiagramm<text:bookmark-end text:name="__RefHeading___Toc1219_2104370167"/></text:h>
      <text:p text:style-name="P10"/>
      <text:p text:style-name="P10"/>
      <text:p text:style-name="P10"/>
      <text:p text:style-name="P9"/>
      <text:h text:style-name="P22" text:outline-level="2"><text:bookmark-start text:name="__RefHeading___Toc194_2134348248"/>XML-<text:span text:style-name="T4">Speicherf</text:span>ormat<text:bookmark-end text:name="__RefHeading___Toc194_2134348248"/></text:h>
      <text:p text:style-name="P10"/>
      <text:p text:style-name="P4">Die <text:span text:style-name="T5">Karten</text:span> zum Spielen, die vom Leveleditor erstellt werden, werden <text:s/>in Form einer Bilddatei und einer XML Datei gespeichert. Das XML-Format sieht folgender Maßen aus: </text:p>
      <text:p text:style-name="P4"/>
      <text:p text:style-name="P4"><draw:custom-shape text:anchor-type="paragraph" draw:z-index="0" draw:style-name="gr1" draw:text-style-name="P26" svg:width="17.181cm" svg:height="5.575cm" svg:x="-0.196cm" svg:y="-0.101cm"><text:p/><draw:enhanced-geometry svg:viewBox="0 0 21600 21600" draw:type="rectangle" draw:enhanced-path="M 0 0 L 21600 0 21600 21600 0 21600 0 0 Z N"/></draw:custom-shape>&lt;?xml version="1.0" standalone="no"?&gt;<text:line-break/>&lt;GameField Name=" "&gt;<text:line-break/> <text:s/>&lt;Size Rows="1" Columns="5" /&gt;<text:line-break/> <text:s/>&lt;Fields&gt;<text:line-break/> <text:s text:c="3"/>&lt;Field Type="a" PowerUps=" " /&gt;<text:line-break/> <text:s text:c="3"/>&lt;Field Type="b" PowerUps=" " /&gt;<text:line-break/> <text:s text:c="3"/>&lt;Field Type="c" PowerUps=" " /&gt;<text:line-break/> <text:s text:c="3"/>&lt;Field Type="d" PowerUps=" " /&gt;<text:line-break/> <text:s text:c="3"/>&lt;Field Type="e" PowerUps=" " /&gt;<text:line-break/> <text:s/>&lt;/Fields&gt;<text:line-break/>&lt;/GameField&gt;</text:p>
      <text:p text:style-name="P4"/>
      <text:p text:style-name="P4">Jedes Feld Wird in Form eines &lt;Field&gt; Tags abgespeichert. Dieser enthält den Typ des Feldes sowie das daraufliegende PowerUp.</text:p>
      <text:p text:style-name="P4">Im &lt;Size&gt; Tag werden die Anzehl Reihen und Spalten abgespeichert, die das Feldarray besitzt. Zum aktuellen Standpunkt sind es immer 12 Reihen und 10 Spalten. Man könnte aber theoretisch größere Maps laden.</text:p>
      <text:p text:style-name="P4">Das umschließende &lt;GameField&gt; enthält den Namen der Map.</text:p>
      <text:p text:style-name="P11">Das XML wird im Leveleditor von der Klasse xmlWriter generiert. Das abgespeicherte Bild ist der letzte Stand des angezeigten Bildes im Editor.</text:p>
      <text:p text:style-name="P11">Die Klasse xmlWriter erstellt ausserdem einen Ordner "maps" in den diese Dateien abgespeichert werden. </text:p>
      <text:p text:style-name="P11">Dieser Ordner wird im Optionen Menü ausgewählt um eine Karte zu laden.</text:p>
      <text:p text:style-name="P11"/>
      <text:p text:style-name="P11"/>
      <text:h text:style-name="P20" text:outline-level="1"><text:bookmark-start text:name="__RefHeading___Toc1038_873816461"/>Projektabschluss<text:bookmark-end text:name="__RefHeading___Toc1038_873816461"/></text:h>
      <text:p text:style-name="P11"/>
      <text:p text:style-name="P11"><draw:g text:anchor-type="paragraph" draw:z-index="1" draw:style-name="gr2"><draw:custom-shape draw:style-name="gr3" draw:text-style-name="P27" svg:width="10cm" svg:height="10.002cm" svg:x="3.671cm" svg:y="2.90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27" svg:width="8.002cm" svg:height="8.002cm" svg:x="4.671cm" svg:y="3.8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27" svg:width="6.002cm" svg:height="6.002cm" svg:x="5.671cm" svg:y="4.8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27" svg:width="4.001cm" svg:height="4.001cm" svg:x="6.671cm" svg:y="5.8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7" svg:width="2.001cm" svg:height="2.001cm" svg:x="7.671cm" svg:y="6.8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7" svg:width="12.001cm" svg:height="12.002cm" svg:x="2.671cm" svg:y="1.81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9" draw:text-style-name="P29" svg:width="12.001cm" svg:height="1.001cm" svg:x="2.572cm" svg:y="7.319cm"><draw:text-box><text:p text:style-name="P28"><text:span text:style-name="T6"><text:s/></text:span><text:span text:style-name="T6">1 <text:s text:c="2"/>2 <text:s text:c="3"/>3 <text:s text:c="3"/>4 <text:s text:c="3"/>5 <text:s text:c="3"/>6 <text:s text:c="2"/>6 <text:s text:c="2"/>5 <text:s text:c="3"/>4 <text:s text:c="3"/>3 <text:s text:c="2"/>2 <text:s text:c="2"/>1</text:span></text:p></draw:text-box></draw:frame><draw:frame draw:style-name="gr10" draw:text-style-name="P29" svg:width="4.917cm" svg:height="0.983cm" svg:x="-0.829cm" svg:y="2.719cm"><draw:text-box><text:p text:style-name="P28"><text:span text:style-name="T6">Arbeitsergebnis</text:span></text:p></draw:text-box></draw:frame><draw:frame draw:style-name="gr11" draw:text-style-name="P29" svg:width="3.717cm" svg:height="0.983cm" svg:x="-0.229cm" svg:y="14.318cm"><draw:text-box><text:p text:style-name="P28"><text:span text:style-name="T6">Zeitrahmen</text:span></text:p></draw:text-box></draw:frame><draw:frame draw:style-name="gr12" draw:text-style-name="P29" svg:width="5.165cm" svg:height="0.983cm" svg:x="12.672cm" svg:y="14.318cm"><draw:text-box><text:p text:style-name="P28"><text:span text:style-name="T6">Vorgehensweise</text:span></text:p></draw:text-box></draw:frame><draw:frame draw:style-name="gr13" draw:text-style-name="P29" svg:width="4.728cm" svg:height="0.983cm" svg:x="6.145cm" svg:y="0.318cm"><draw:text-box><text:p text:style-name="P28"><text:span text:style-name="T6">Arbeit im Team</text:span></text:p></draw:text-box></draw:frame><draw:frame draw:style-name="gr14" draw:text-style-name="P29" svg:width="4.352cm" svg:height="0.983cm" svg:x="14.171cm" svg:y="2.756cm"><draw:text-box><text:p text:style-name="P28"><text:span text:style-name="T6">Projektleitung</text:span></text:p></draw:text-box></draw:frame><draw:line draw:style-name="gr15" draw:text-style-name="P27" svg:x1="8.671cm" svg:y1="7.719cm" svg:x2="2.171cm" svg:y2="14.219cm"><text:p/></draw:line><draw:line draw:style-name="gr16" draw:text-style-name="P27" svg:x1="8.671cm" svg:y1="7.721cm" svg:x2="2.171cm" svg:y2="3.721cm"><text:p/></draw:line><draw:line draw:style-name="gr17" draw:text-style-name="P27" svg:x1="8.671cm" svg:y1="7.718cm" svg:x2="8.671cm" svg:y2="1.218cm"><text:p/></draw:line><draw:line draw:style-name="gr18" draw:text-style-name="P27" svg:x1="8.671cm" svg:y1="7.721cm" svg:x2="15.171cm" svg:y2="3.721cm"><text:p/></draw:line><draw:line draw:style-name="gr19" draw:text-style-name="P27" svg:x1="8.671cm" svg:y1="7.719cm" svg:x2="15.171cm" svg:y2="14.219cm"><text:p/></draw:line><draw:custom-shape draw:style-name="gr20" draw:text-style-name="P30" svg:width="0.5cm" svg:height="0.5cm" svg:x="3.771cm" svg:y="4.6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30" svg:width="0.5cm" svg:height="0.502cm" svg:x="5.172cm" svg:y="1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0" svg:width="0.5cm" svg:height="0.5cm" svg:x="12.672cm" svg:y="4.9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30" svg:width="0.502cm" svg:height="0.5cm" svg:x="8.47cm" svg:y="2.7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30" svg:width="0.5cm" svg:height="0.5cm" svg:x="11.271cm" svg:y="10.41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27" svg:x1="4.05cm" svg:y1="5.012cm" svg:x2="5.388cm" svg:y2="10.935cm"><text:p/></draw:line><draw:line draw:style-name="gr26" draw:text-style-name="P27" svg:x1="8.671cm" svg:y1="2.981cm" svg:x2="4.171cm" svg:y2="4.719cm"><text:p/></draw:line><draw:line draw:style-name="gr27" draw:text-style-name="P27" svg:x1="12.914cm" svg:y1="5.186cm" svg:x2="11.532cm" svg:y2="10.669cm"><text:p/></draw:line><draw:line draw:style-name="gr28" draw:text-style-name="P27" svg:x1="11.532cm" svg:y1="10.669cm" svg:x2="5.388cm" svg:y2="10.933cm"><text:p/></draw:line><draw:line draw:style-name="gr29" draw:text-style-name="P27" svg:x1="8.671cm" svg:y1="2.981cm" svg:x2="12.914cm" svg:y2="5.186cm"><text:p/></draw:line></draw:g></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5">Zeitlich wurde das Projekt sehr knapp, weshalb zum Beispliel Ton und ein paar Features wegfallen mussten. Hätten wir weniger Zeit dafür verwendet zu Planen, "was man machen könnte" und mehr Zeit genutzt zu überlegen "was man in diesem Zeitrahmen umsetzen kann" wären wir womöglich weiter gekommen. Trotzdem ist das fertige Ergebnis zufrieden stellend und die Arbeit im Team hat Spaß gemach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l118 89-567-1580-564 1580 114-85 136-68 148-46 161-17 161 13 153 46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M19S</meta:editing-duration>
    <meta:editing-cycles>12</meta:editing-cycles>
    <meta:generator>LibreOffice/4.4.6.3$Windows_x86 LibreOffice_project/e8938fd3328e95dcf59dd64e7facd2c7d67c704d</meta:generator>
    <dc:date>2016-06-27T09:11:45.695000000</dc:date>
    <meta:document-statistic meta:table-count="0" meta:image-count="0" meta:object-count="0" meta:page-count="7" meta:paragraph-count="64" meta:word-count="813" meta:character-count="5453" meta:non-whitespace-character-count="4688"/>
    <meta:user-defined meta:name="Info 1"/>
    <meta:user-defined meta:name="Info 2"/>
    <meta:user-defined meta:name="Info 3"/>
    <meta:user-defined meta:name="Info 4"/>
  </office:meta>
</office:document-meta>
</file>